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1">
      <style:table-cell-properties fo:padding="0.071cm"/>
    </style:style>
    <style:style style:name="ce6" style:family="table-cell" style:parent-style-name="Default" style:data-style-name="N132">
      <style:table-cell-properties fo:padding="0.071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 style:data-style-name="N13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3">
      <style:table-cell-properties fo:padding="0.071cm"/>
    </style:style>
    <style:style style:name="ce10" style:family="table-cell" style:parent-style-name="Default" style:data-style-name="N0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3" table:default-cell-style-name="ce6"/>
        <table:table-column table:style-name="co1" table:number-columns-repeated="3" table:default-cell-style-name="ce9"/>
        <table:table-column table:style-name="co1" table:default-cell-style-name="ce10"/>
        <table:table-column table:style-name="co1" table:default-cell-style-name="ce7"/>
        <table:table-row table:style-name="ro1"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CD_pr</text:p>
          </table:table-cell>
          <table:table-cell table:style-name="ce1" office:value-type="string" calcext:value-type="string">
            <text:p>CD_v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_CD_pr</text:p>
          </table:table-cell>
          <table:table-cell table:style-name="ce1" office:value-type="string" calcext:value-type="string">
            <text:p>D_CD_v</text:p>
          </table:table-cell>
          <table:table-cell table:style-name="ce1" office:value-type="string" calcext:value-type="string">
            <text:p>D_CD</text:p>
          </table:table-cell>
          <table:table-cell table:style-name="ce1" office:value-type="string" calcext:value-type="string">
            <text:p>p_CD_pr</text:p>
          </table:table-cell>
          <table:table-cell table:style-name="ce1" office:value-type="string" calcext:value-type="string">
            <text:p>p_CD_v</text:p>
          </table:table-cell>
          <table:table-cell table:style-name="ce1" office:value-type="string" calcext:value-type="string">
            <text:p>p_C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^-1/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3x17</text:p>
          </table:table-cell>
          <table:table-cell table:style-name="ce5" table:number-columns-repeated="2"/>
          <table:table-cell table:formula="of:=[.C2]+[.D2]" office:value-type="float" office:value="0" calcext:value-type="float">
            <text:p>0.00000E+00</text:p>
          </table:table-cell>
          <table:table-cell table:style-name="ce5" table:number-columns-repeated="3"/>
          <table:table-cell table:style-name="ce8" table:number-columns-repeated="2"/>
          <table:table-cell/>
          <table:table-cell office:value-type="float" office:value="561" calcext:value-type="float">
            <text:p>561</text:p>
          </table:table-cell>
          <table:table-cell table:formula="of:=[.L2]^(-1/2)" office:value-type="float" office:value="0.0422200330920749" calcext:value-type="float">
            <text:p>0.04222003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5x33</text:p>
          </table:table-cell>
          <table:table-cell table:style-name="ce5" office:value-type="float" office:value="0.0522585335021061" calcext:value-type="float">
            <text:p>5.22585E-02</text:p>
          </table:table-cell>
          <table:table-cell table:style-name="ce5" office:value-type="float" office:value="0.103267549458739" calcext:value-type="float">
            <text:p>1.03268E-01</text:p>
          </table:table-cell>
          <table:table-cell table:formula="of:=[.C3]+[.D3]" office:value-type="float" office:value="0.155526082960845" calcext:value-type="float">
            <text:p>1.55526E-01</text:p>
          </table:table-cell>
          <table:table-cell table:formula="of:=[.C2]-[.C3]" office:value-type="float" office:value="-0.0522585335021061" calcext:value-type="float">
            <text:p>-5.22585335E-02</text:p>
          </table:table-cell>
          <table:table-cell table:formula="of:=[.D2]-[.D3]" office:value-type="float" office:value="-0.103267549458739" calcext:value-type="float">
            <text:p>-1.03267549E-01</text:p>
          </table:table-cell>
          <table:table-cell table:formula="of:=[.E2]-[.E3]" office:value-type="float" office:value="-0.155526082960845" calcext:value-type="float">
            <text:p>-1.55526083E-01</text:p>
          </table:table-cell>
          <table:table-cell table:style-name="ce5" table:number-columns-repeated="2"/>
          <table:table-cell/>
          <table:table-cell office:value-type="float" office:value="2145" calcext:value-type="float">
            <text:p>2145</text:p>
          </table:table-cell>
          <table:table-cell table:formula="of:=[.L3]^(-1/2)" office:value-type="float" office:value="0.0215916758543765" calcext:value-type="float">
            <text:p>0.0215916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29x65</text:p>
          </table:table-cell>
          <table:table-cell office:value-type="float" office:value="0.0437635932586461" calcext:value-type="float">
            <text:p>4.37635933E-02</text:p>
          </table:table-cell>
          <table:table-cell office:value-type="float" office:value="0.0876707207597437" calcext:value-type="float">
            <text:p>8.76707208E-02</text:p>
          </table:table-cell>
          <table:table-cell table:formula="of:=[.C4]+[.D4]" office:value-type="float" office:value="0.13143431401839" calcext:value-type="float">
            <text:p>1.31434E-01</text:p>
          </table:table-cell>
          <table:table-cell table:formula="of:=[.C3]-[.C4]" office:value-type="float" office:value="0.00849494024346" calcext:value-type="float">
            <text:p>8.49494024E-03</text:p>
          </table:table-cell>
          <table:table-cell table:formula="of:=[.D3]-[.D4]" office:value-type="float" office:value="0.0155968286989953" calcext:value-type="float">
            <text:p>1.55968287E-02</text:p>
          </table:table-cell>
          <table:table-cell table:formula="of:=[.E3]-[.E4]" office:value-type="float" office:value="0.0240917689424553" calcext:value-type="float">
            <text:p>2.40917689E-02</text:p>
          </table:table-cell>
          <table:table-cell table:formula="of:=-LOG(ABS([.F3])/ABS([.F4]))/LOG(1/2)" office:value-type="float" office:value="2.62099093568595" calcext:value-type="float">
            <text:p>2.6210</text:p>
          </table:table-cell>
          <table:table-cell table:formula="of:=-LOG(ABS([.G3])/ABS([.G4]))/LOG(1/2)" office:value-type="float" office:value="2.72706235543198" calcext:value-type="float">
            <text:p>2.7271</text:p>
          </table:table-cell>
          <table:table-cell table:formula="of:=-LOG(ABS([.H3])/ABS([.H4]))/LOG(1/2)" office:value-type="float" office:value="2.69054431935701" calcext:value-type="float">
            <text:p>2.6905</text:p>
          </table:table-cell>
          <table:table-cell office:value-type="float" office:value="8385" calcext:value-type="float">
            <text:p>8385</text:p>
          </table:table-cell>
          <table:table-cell table:formula="of:=[.L4]^(-1/2)" office:value-type="float" office:value="0.0109206494484927" calcext:value-type="float">
            <text:p>0.01092064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7x129</text:p>
          </table:table-cell>
          <table:table-cell office:value-type="float" office:value="0.0417315553783729" calcext:value-type="float">
            <text:p>4.17315554E-02</text:p>
          </table:table-cell>
          <table:table-cell office:value-type="float" office:value="0.0826333857459735" calcext:value-type="float">
            <text:p>8.26333857E-02</text:p>
          </table:table-cell>
          <table:table-cell table:formula="of:=[.C5]+[.D5]" office:value-type="float" office:value="0.124364941124346" calcext:value-type="float">
            <text:p>1.24365E-01</text:p>
          </table:table-cell>
          <table:table-cell table:formula="of:=[.C4]-[.C5]" office:value-type="float" office:value="0.0020320378802732" calcext:value-type="float">
            <text:p>2.03203788E-03</text:p>
          </table:table-cell>
          <table:table-cell table:formula="of:=[.D4]-[.D5]" office:value-type="float" office:value="0.00503733501377021" calcext:value-type="float">
            <text:p>5.03733501E-03</text:p>
          </table:table-cell>
          <table:table-cell table:formula="of:=[.E4]-[.E5]" office:value-type="float" office:value="0.00706937289404341" calcext:value-type="float">
            <text:p>7.06937289E-03</text:p>
          </table:table-cell>
          <table:table-cell table:formula="of:=-LOG(ABS([.F4])/ABS([.F5]))/LOG(1/2)" office:value-type="float" office:value="2.06367650260856" calcext:value-type="float">
            <text:p>2.0637</text:p>
          </table:table-cell>
          <table:table-cell table:formula="of:=-LOG(ABS([.G4])/ABS([.G5]))/LOG(1/2)" office:value-type="float" office:value="1.63052012852894" calcext:value-type="float">
            <text:p>1.6305</text:p>
          </table:table-cell>
          <table:table-cell table:formula="of:=-LOG(ABS([.H4])/ABS([.H5]))/LOG(1/2)" office:value-type="float" office:value="1.76888617956506" calcext:value-type="float">
            <text:p>1.7689</text:p>
          </table:table-cell>
          <table:table-cell office:value-type="float" office:value="33153" calcext:value-type="float">
            <text:p>33153</text:p>
          </table:table-cell>
          <table:table-cell table:formula="of:=[.L5]^(-1/2)" office:value-type="float" office:value="0.00549210185803678" calcext:value-type="float">
            <text:p>0.00549210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13x257</text:p>
          </table:table-cell>
          <table:table-cell office:value-type="float" office:value="0.041216119688317" calcext:value-type="float">
            <text:p>4.12161197E-02</text:p>
          </table:table-cell>
          <table:table-cell office:value-type="float" office:value="0.0812973282993432" calcext:value-type="float">
            <text:p>8.12973283E-02</text:p>
          </table:table-cell>
          <table:table-cell table:formula="of:=[.C6]+[.D6]" office:value-type="float" office:value="0.12251344798766" calcext:value-type="float">
            <text:p>1.22513E-01</text:p>
          </table:table-cell>
          <table:table-cell table:formula="of:=[.C5]-[.C6]" office:value-type="float" office:value="0.000515435690055896" calcext:value-type="float">
            <text:p>5.15435690E-04</text:p>
          </table:table-cell>
          <table:table-cell table:formula="of:=[.D5]-[.D6]" office:value-type="float" office:value="0.00133605744663029" calcext:value-type="float">
            <text:p>1.33605745E-03</text:p>
          </table:table-cell>
          <table:table-cell table:formula="of:=[.E5]-[.E6]" office:value-type="float" office:value="0.0018514931366862" calcext:value-type="float">
            <text:p>1.85149314E-03</text:p>
          </table:table-cell>
          <table:table-cell table:formula="of:=-LOG(ABS([.F5])/ABS([.F6]))/LOG(1/2)" office:value-type="float" office:value="1.97906295480752" calcext:value-type="float">
            <text:p>1.9791</text:p>
          </table:table-cell>
          <table:table-cell table:formula="of:=-LOG(ABS([.G5])/ABS([.G6]))/LOG(1/2)" office:value-type="float" office:value="1.91467864139714" calcext:value-type="float">
            <text:p>1.9147</text:p>
          </table:table-cell>
          <table:table-cell table:formula="of:=-LOG(ABS([.H5])/ABS([.H6]))/LOG(1/2)" office:value-type="float" office:value="1.93289304134758" calcext:value-type="float">
            <text:p>1.9329</text:p>
          </table:table-cell>
          <table:table-cell office:value-type="float" office:value="66177" calcext:value-type="float">
            <text:p>66177</text:p>
          </table:table-cell>
          <table:table-cell table:formula="of:=[.L6]^(-1/2)" office:value-type="float" office:value="0.00388728571411844" calcext:value-type="float">
            <text:p>0.0038872857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inf</text:p>
          </table:table-cell>
          <table:table-cell table:formula="of:=([.C6]-[.C5]*2^(-[.I6]))/(1-2^(-[.I6]))" office:value-type="float" office:value="0.0410409426034512" calcext:value-type="float">
            <text:p>4.10409426E-02</text:p>
          </table:table-cell>
          <table:table-cell table:formula="of:=([.D6]-[.D5]*2^(-[.J6]))/(1-2^(-[.J6]))" office:value-type="float" office:value="0.0808150490137949" calcext:value-type="float">
            <text:p>8.08150490E-02</text:p>
          </table:table-cell>
          <table:table-cell table:style-name="ce6" table:formula="of:=([.E6]-[.E5]*2^(-[.K6]))/(1-2^(-[.K6]))" office:value-type="float" office:value="0.121856471017203" calcext:value-type="float">
            <text:p>1.21856471E-01</text:p>
          </table:table-cell>
          <table:table-cell table:style-name="ce7"/>
          <table:table-cell table:number-columns-repeated="2"/>
          <table:table-cell table:style-name="ce7" table:number-columns-repeated="2"/>
          <table:table-cell/>
          <table:table-cell table:style-name="ce9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7" table:number-columns-repeated="2"/>
          <table:table-cell/>
          <table:table-cell table:style-name="ce9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3x17</text:p>
          </table:table-cell>
          <table:table-cell table:style-name="ce5" table:number-columns-repeated="2"/>
          <table:table-cell table:formula="of:=[.C9]+[.D9]" office:value-type="float" office:value="0" calcext:value-type="float">
            <text:p>0.00000E+00</text:p>
          </table:table-cell>
          <table:table-cell table:style-name="ce5" table:number-columns-repeated="3"/>
          <table:table-cell table:style-name="ce8" table:number-columns-repeated="2"/>
          <table:table-cell/>
          <table:table-cell office:value-type="float" office:value="561" calcext:value-type="float">
            <text:p>561</text:p>
          </table:table-cell>
          <table:table-cell table:formula="of:=[.L9]^(-1/2)" office:value-type="float" office:value="0.0422200330920749" calcext:value-type="float">
            <text:p>0.04222003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5x33</text:p>
          </table:table-cell>
          <table:table-cell table:style-name="ce5" office:value-type="float" office:value="0.0475157690059709" calcext:value-type="float">
            <text:p>4.75158E-02</text:p>
          </table:table-cell>
          <table:table-cell office:value-type="float" office:value="0.078289080500736" calcext:value-type="float">
            <text:p>7.82890805E-02</text:p>
          </table:table-cell>
          <table:table-cell table:formula="of:=[.C10]+[.D10]" office:value-type="float" office:value="0.125804849506707" calcext:value-type="float">
            <text:p>1.25805E-01</text:p>
          </table:table-cell>
          <table:table-cell table:formula="of:=[.C9]-[.C10]" office:value-type="float" office:value="-0.0475157690059709" calcext:value-type="float">
            <text:p>-4.75157690E-02</text:p>
          </table:table-cell>
          <table:table-cell table:formula="of:=[.D9]-[.D10]" office:value-type="float" office:value="-0.078289080500736" calcext:value-type="float">
            <text:p>-7.82890805E-02</text:p>
          </table:table-cell>
          <table:table-cell table:formula="of:=[.E9]-[.E10]" office:value-type="float" office:value="-0.125804849506707" calcext:value-type="float">
            <text:p>-1.25804850E-01</text:p>
          </table:table-cell>
          <table:table-cell table:style-name="ce5" table:number-columns-repeated="2"/>
          <table:table-cell/>
          <table:table-cell office:value-type="float" office:value="2145" calcext:value-type="float">
            <text:p>2145</text:p>
          </table:table-cell>
          <table:table-cell table:formula="of:=[.L10]^(-1/2)" office:value-type="float" office:value="0.0215916758543765" calcext:value-type="float">
            <text:p>0.02159167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29x65</text:p>
          </table:table-cell>
          <table:table-cell office:value-type="float" office:value="0.0415335289719593" calcext:value-type="float">
            <text:p>4.15335290E-02</text:p>
          </table:table-cell>
          <table:table-cell office:value-type="float" office:value="0.0791237232274186" calcext:value-type="float">
            <text:p>7.91237232E-02</text:p>
          </table:table-cell>
          <table:table-cell table:formula="of:=[.C11]+[.D11]" office:value-type="float" office:value="0.120657252199378" calcext:value-type="float">
            <text:p>1.20657E-01</text:p>
          </table:table-cell>
          <table:table-cell table:formula="of:=[.C10]-[.C11]" office:value-type="float" office:value="0.0059822400340116" calcext:value-type="float">
            <text:p>5.98224003E-03</text:p>
          </table:table-cell>
          <table:table-cell table:formula="of:=[.D10]-[.D11]" office:value-type="float" office:value="-0.000834642726682599" calcext:value-type="float">
            <text:p>-8.34642727E-04</text:p>
          </table:table-cell>
          <table:table-cell table:formula="of:=[.E10]-[.E11]" office:value-type="float" office:value="0.005147597307329" calcext:value-type="float">
            <text:p>5.14759731E-03</text:p>
          </table:table-cell>
          <table:table-cell table:formula="of:=-LOG(ABS([.F10])/ABS([.F11]))/LOG(1/2)" office:value-type="float" office:value="2.98964867446666" calcext:value-type="float">
            <text:p>2.9896</text:p>
          </table:table-cell>
          <table:table-cell table:formula="of:=-LOG(ABS([.G10])/ABS([.G11]))/LOG(1/2)" office:value-type="float" office:value="6.55150851270564" calcext:value-type="float">
            <text:p>6.5515</text:p>
          </table:table-cell>
          <table:table-cell table:formula="of:=-LOG(ABS([.H10])/ABS([.H11]))/LOG(1/2)" office:value-type="float" office:value="4.61114452883515" calcext:value-type="float">
            <text:p>4.6111</text:p>
          </table:table-cell>
          <table:table-cell office:value-type="float" office:value="8385" calcext:value-type="float">
            <text:p>8385</text:p>
          </table:table-cell>
          <table:table-cell table:formula="of:=[.L11]^(-1/2)" office:value-type="float" office:value="0.0109206494484927" calcext:value-type="float">
            <text:p>0.01092064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57x129</text:p>
          </table:table-cell>
          <table:table-cell office:value-type="float" office:value="0.0410623399897067" calcext:value-type="float">
            <text:p>4.10623400E-02</text:p>
          </table:table-cell>
          <table:table-cell office:value-type="float" office:value="0.0802955583785091" calcext:value-type="float">
            <text:p>8.02955584E-02</text:p>
          </table:table-cell>
          <table:table-cell table:formula="of:=[.C12]+[.D12]" office:value-type="float" office:value="0.121357898368216" calcext:value-type="float">
            <text:p>1.21358E-01</text:p>
          </table:table-cell>
          <table:table-cell table:formula="of:=[.C11]-[.C12]" office:value-type="float" office:value="0.000471188982252596" calcext:value-type="float">
            <text:p>4.71188982E-04</text:p>
          </table:table-cell>
          <table:table-cell table:formula="of:=[.D11]-[.D12]" office:value-type="float" office:value="-0.0011718351510905" calcext:value-type="float">
            <text:p>-1.17183515E-03</text:p>
          </table:table-cell>
          <table:table-cell table:formula="of:=[.E11]-[.E12]" office:value-type="float" office:value="-0.000700646168837915" calcext:value-type="float">
            <text:p>-7.00646169E-04</text:p>
          </table:table-cell>
          <table:table-cell table:formula="of:=-LOG(ABS([.F11])/ABS([.F12]))/LOG(1/2)" office:value-type="float" office:value="3.66630808860953" calcext:value-type="float">
            <text:p>3.6663</text:p>
          </table:table-cell>
          <table:table-cell table:formula="of:=-LOG(ABS([.G11])/ABS([.G12]))/LOG(1/2)" office:value-type="float" office:value="-0.489538950230915" calcext:value-type="float">
            <text:p>-0.4895</text:p>
          </table:table-cell>
          <table:table-cell table:formula="of:=-LOG(ABS([.H11])/ABS([.H12]))/LOG(1/2)" office:value-type="float" office:value="2.87714123474584" calcext:value-type="float">
            <text:p>2.8771</text:p>
          </table:table-cell>
          <table:table-cell office:value-type="float" office:value="33153" calcext:value-type="float">
            <text:p>33153</text:p>
          </table:table-cell>
          <table:table-cell table:formula="of:=[.L12]^(-1/2)" office:value-type="float" office:value="0.00549210185803678" calcext:value-type="float">
            <text:p>0.0054921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13x257</text:p>
          </table:table-cell>
          <table:table-cell office:value-type="float" office:value="0.0410323376147324" calcext:value-type="float">
            <text:p>4.10323376E-02</text:p>
          </table:table-cell>
          <table:table-cell office:value-type="float" office:value="0.0807054930952861" calcext:value-type="float">
            <text:p>8.07054931E-02</text:p>
          </table:table-cell>
          <table:table-cell table:formula="of:=[.C13]+[.D13]" office:value-type="float" office:value="0.121737830710019" calcext:value-type="float">
            <text:p>1.21738E-01</text:p>
          </table:table-cell>
          <table:table-cell table:formula="of:=[.C12]-[.C13]" office:value-type="float" office:value="0.0000300023749743028" calcext:value-type="float">
            <text:p>3.00023750E-05</text:p>
          </table:table-cell>
          <table:table-cell table:formula="of:=[.D12]-[.D13]" office:value-type="float" office:value="-0.000409934716777" calcext:value-type="float">
            <text:p>-4.09934717E-04</text:p>
          </table:table-cell>
          <table:table-cell table:formula="of:=[.E12]-[.E13]" office:value-type="float" office:value="-0.000379932341802697" calcext:value-type="float">
            <text:p>-3.79932342E-04</text:p>
          </table:table-cell>
          <table:table-cell table:formula="of:=-LOG(ABS([.F12])/ABS([.F13]))/LOG(1/2)" office:value-type="float" office:value="3.97315719178751" calcext:value-type="float">
            <text:p>3.9732</text:p>
          </table:table-cell>
          <table:table-cell table:formula="of:=-LOG(ABS([.G12])/ABS([.G13]))/LOG(1/2)" office:value-type="float" office:value="1.51530355166733" calcext:value-type="float">
            <text:p>1.5153</text:p>
          </table:table-cell>
          <table:table-cell table:formula="of:=-LOG(ABS([.H12])/ABS([.H13]))/LOG(1/2)" office:value-type="float" office:value="0.88294353028348" calcext:value-type="float">
            <text:p>0.8829</text:p>
          </table:table-cell>
          <table:table-cell office:value-type="float" office:value="66177" calcext:value-type="float">
            <text:p>66177</text:p>
          </table:table-cell>
          <table:table-cell table:formula="of:=[.L13]^(-1/2)" office:value-type="float" office:value="0.00388728571411844" calcext:value-type="float">
            <text:p>0.0038872857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inf</text:p>
          </table:table-cell>
          <table:table-cell table:formula="of:=([.C13]-[.C12]*2^(-[.I13]))/(1-2^(-[.I13]))" office:value-type="float" office:value="0.0410302973386015" calcext:value-type="float">
            <text:p>4.10302973E-02</text:p>
          </table:table-cell>
          <table:table-cell table:formula="of:=([.D13]-[.D12]*2^(-[.J13]))/(1-2^(-[.J13]))" office:value-type="float" office:value="0.0809260553425966" calcext:value-type="float">
            <text:p>8.09260553E-02</text:p>
          </table:table-cell>
          <table:table-cell table:style-name="ce6" table:formula="of:=([.E13]-[.E12]*2^(-[.K13]))/(1-2^(-[.K13]))" office:value-type="float" office:value="0.12218791602652" calcext:value-type="float">
            <text:p>1.22187916E-01</text:p>
          </table:table-cell>
          <table:table-cell table:style-name="ce7"/>
          <table:table-cell table:number-columns-repeated="2"/>
          <table:table-cell table:style-name="ce7" table:number-columns-repeated="2"/>
          <table:table-cell/>
          <table:table-cell table:style-name="ce9"/>
          <table:table-cell/>
        </table:table-row>
        <table:table-row table:style-name="ro1">
          <table:table-cell table:style-name="ce3" table:number-columns-repeated="2"/>
          <table:table-cell table:style-name="ce7" table:number-columns-repeated="8"/>
          <table:table-cell/>
          <table:table-cell table:style-name="ce9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3x17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8" table:number-columns-repeated="2"/>
          <table:table-cell/>
          <table:table-cell office:value-type="float" office:value="561" calcext:value-type="float">
            <text:p>561</text:p>
          </table:table-cell>
          <table:table-cell table:formula="of:=[.L16]^(-1/2)" office:value-type="float" office:value="0.0422200330920749" calcext:value-type="float">
            <text:p>0.04222003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5x33</text:p>
          </table:table-cell>
          <table:table-cell office:value-type="float" office:value="0.0493832372360824" calcext:value-type="float">
            <text:p>4.93832372E-02</text:p>
          </table:table-cell>
          <table:table-cell office:value-type="float" office:value="0.0822161280606604" calcext:value-type="float">
            <text:p>8.22161281E-02</text:p>
          </table:table-cell>
          <table:table-cell table:formula="of:=[.C17]+[.D17]" office:value-type="float" office:value="0.131599365296743" calcext:value-type="float">
            <text:p>1.31599E-01</text:p>
          </table:table-cell>
          <table:table-cell table:number-columns-repeated="3"/>
          <table:table-cell table:style-name="ce5" table:number-columns-repeated="2"/>
          <table:table-cell/>
          <table:table-cell office:value-type="float" office:value="2145" calcext:value-type="float">
            <text:p>2145</text:p>
          </table:table-cell>
          <table:table-cell table:formula="of:=[.L17]^(-1/2)" office:value-type="float" office:value="0.0215916758543765" calcext:value-type="float">
            <text:p>0.02159167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29x65</text:p>
          </table:table-cell>
          <table:table-cell office:value-type="float" office:value="0.0414788629820111" calcext:value-type="float">
            <text:p>4.14788630E-02</text:p>
          </table:table-cell>
          <table:table-cell office:value-type="float" office:value="0.0808644854707225" calcext:value-type="float">
            <text:p>8.08644855E-02</text:p>
          </table:table-cell>
          <table:table-cell table:formula="of:=[.C18]+[.D18]" office:value-type="float" office:value="0.122343348452734" calcext:value-type="float">
            <text:p>1.22343E-01</text:p>
          </table:table-cell>
          <table:table-cell table:formula="of:=[.C17]-[.C18]" office:value-type="float" office:value="0.0079043742540713" calcext:value-type="float">
            <text:p>7.90437425E-03</text:p>
          </table:table-cell>
          <table:table-cell table:formula="of:=[.D17]-[.D18]" office:value-type="float" office:value="0.0013516425899379" calcext:value-type="float">
            <text:p>1.35164259E-03</text:p>
          </table:table-cell>
          <table:table-cell table:formula="of:=[.E17]-[.E18]" office:value-type="float" office:value="0.00925601684400922" calcext:value-type="float">
            <text:p>9.25601684E-03</text:p>
          </table:table-cell>
          <table:table-cell table:number-columns-repeated="3"/>
          <table:table-cell office:value-type="float" office:value="8385" calcext:value-type="float">
            <text:p>8385</text:p>
          </table:table-cell>
          <table:table-cell table:formula="of:=[.L18]^(-1/2)" office:value-type="float" office:value="0.0109206494484927" calcext:value-type="float">
            <text:p>0.01092064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57x129</text:p>
          </table:table-cell>
          <table:table-cell office:value-type="float" office:value="0.041048203603595" calcext:value-type="float">
            <text:p>4.10482036E-02</text:p>
          </table:table-cell>
          <table:table-cell office:value-type="float" office:value="0.0806912932331591" calcext:value-type="float">
            <text:p>8.06912932E-02</text:p>
          </table:table-cell>
          <table:table-cell table:formula="of:=[.C19]+[.D19]" office:value-type="float" office:value="0.121739496836754" calcext:value-type="float">
            <text:p>1.21739E-01</text:p>
          </table:table-cell>
          <table:table-cell table:formula="of:=[.C18]-[.C19]" office:value-type="float" office:value="0.000430659378416104" calcext:value-type="float">
            <text:p>4.30659378E-04</text:p>
          </table:table-cell>
          <table:table-cell table:formula="of:=[.D18]-[.D19]" office:value-type="float" office:value="0.000173192237563402" calcext:value-type="float">
            <text:p>1.73192238E-04</text:p>
          </table:table-cell>
          <table:table-cell table:formula="of:=[.E18]-[.E19]" office:value-type="float" office:value="0.000603851615979506" calcext:value-type="float">
            <text:p>6.03851616E-04</text:p>
          </table:table-cell>
          <table:table-cell table:formula="of:=-LOG(ABS([.F18])/ABS([.F19]))/LOG(1/2)" office:value-type="float" office:value="4.19803210274282" calcext:value-type="float">
            <text:p>4.1980</text:p>
          </table:table-cell>
          <table:table-cell table:formula="of:=-LOG(ABS([.G18])/ABS([.G19]))/LOG(1/2)" office:value-type="float" office:value="2.96426753994614" calcext:value-type="float">
            <text:p>2.9643</text:p>
          </table:table-cell>
          <table:table-cell table:formula="of:=-LOG(ABS([.H18])/ABS([.H19]))/LOG(1/2)" office:value-type="float" office:value="3.93812550404536" calcext:value-type="float">
            <text:p>3.9381</text:p>
          </table:table-cell>
          <table:table-cell office:value-type="float" office:value="33153" calcext:value-type="float">
            <text:p>33153</text:p>
          </table:table-cell>
          <table:table-cell table:formula="of:=[.L19]^(-1/2)" office:value-type="float" office:value="0.00549210185803678" calcext:value-type="float">
            <text:p>0.00549210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13x257</text:p>
          </table:table-cell>
          <table:table-cell office:value-type="float" office:value="0.0410312338535269" calcext:value-type="float">
            <text:p>4.10312339E-02</text:p>
          </table:table-cell>
          <table:table-cell office:value-type="float" office:value="0.0807454121438394" calcext:value-type="float">
            <text:p>8.07454121E-02</text:p>
          </table:table-cell>
          <table:table-cell table:formula="of:=[.C20]+[.D20]" office:value-type="float" office:value="0.121776645997366" calcext:value-type="float">
            <text:p>1.21777E-01</text:p>
          </table:table-cell>
          <table:table-cell table:formula="of:=[.C19]-[.C20]" office:value-type="float" office:value="0.0000169697500680965" calcext:value-type="float">
            <text:p>1.69697501E-05</text:p>
          </table:table-cell>
          <table:table-cell table:formula="of:=[.D19]-[.D20]" office:value-type="float" office:value="-0.0000541189106803008" calcext:value-type="float">
            <text:p>-5.41189107E-05</text:p>
          </table:table-cell>
          <table:table-cell table:formula="of:=[.E19]-[.E20]" office:value-type="float" office:value="-0.0000371491606122043" calcext:value-type="float">
            <text:p>-3.71491606E-05</text:p>
          </table:table-cell>
          <table:table-cell table:formula="of:=-LOG(ABS([.F19])/ABS([.F20]))/LOG(1/2)" office:value-type="float" office:value="4.66551002698408" calcext:value-type="float">
            <text:p>4.6655</text:p>
          </table:table-cell>
          <table:table-cell table:formula="of:=-LOG(ABS([.G19])/ABS([.G20]))/LOG(1/2)" office:value-type="float" office:value="1.67816956447759" calcext:value-type="float">
            <text:p>1.6782</text:p>
          </table:table-cell>
          <table:table-cell table:formula="of:=-LOG(ABS([.H19])/ABS([.H20]))/LOG(1/2)" office:value-type="float" office:value="4.02279256223938" calcext:value-type="float">
            <text:p>4.0228</text:p>
          </table:table-cell>
          <table:table-cell office:value-type="float" office:value="66177" calcext:value-type="float">
            <text:p>66177</text:p>
          </table:table-cell>
          <table:table-cell table:formula="of:=[.L20]^(-1/2)" office:value-type="float" office:value="0.00388728571411844" calcext:value-type="float">
            <text:p>0.0038872857</text:p>
          </table:table-cell>
        </table:table-row>
        <table:table-row table:style-name="ro1">
          <table:table-cell/>
          <table:table-cell table:style-name="ce2" office:value-type="string" calcext:value-type="string">
            <text:p>inf</text:p>
          </table:table-cell>
          <table:table-cell table:formula="of:=([.C20]-[.C19]*2^(-[.I20]))/(1-2^(-[.I20]))" office:value-type="float" office:value="0.0410305377461129" calcext:value-type="float">
            <text:p>4.10305377E-02</text:p>
          </table:table-cell>
          <table:table-cell table:formula="of:=([.D20]-[.D19]*2^(-[.J20]))/(1-2^(-[.J20]))" office:value-type="float" office:value="0.0807700092267453" calcext:value-type="float">
            <text:p>8.07700092E-02</text:p>
          </table:table-cell>
          <table:table-cell table:style-name="ce6" table:formula="of:=([.E20]-[.E19]*2^(-[.K20]))/(1-2^(-[.K20]))" office:value-type="float" office:value="0.121779081243801" calcext:value-type="float">
            <text:p>1.21779081E-01</text:p>
          </table:table-cell>
          <table:table-cell table:style-name="ce7"/>
          <table:table-cell table:number-columns-repeated="2"/>
          <table:table-cell table:style-name="ce7" table:number-columns-repeated="2"/>
          <table:table-cell/>
          <table:table-cell table:style-name="ce9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6"/>
          <table:table-cell table:number-columns-repeated="3"/>
          <table:table-cell table:style-name="ce6" table:number-columns-repeated="2"/>
          <table:table-cell/>
          <table:table-cell table:style-name="ce9"/>
          <table:table-cell table:style-name="ce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3x17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8" table:number-columns-repeated="2"/>
          <table:table-cell/>
          <table:table-cell office:value-type="float" office:value="561" calcext:value-type="float">
            <text:p>561</text:p>
          </table:table-cell>
          <table:table-cell table:formula="of:=[.L23]^(-1/2)" office:value-type="float" office:value="0.0422200330920749" calcext:value-type="float">
            <text:p>0.04222003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5x33</text:p>
          </table:table-cell>
          <table:table-cell office:value-type="float" office:value="0.0502880222663197" calcext:value-type="float">
            <text:p>5.02880223E-02</text:p>
          </table:table-cell>
          <table:table-cell office:value-type="float" office:value="0.0747473394938522" calcext:value-type="float">
            <text:p>7.47473395E-02</text:p>
          </table:table-cell>
          <table:table-cell table:formula="of:=[.C24]+[.D24]" office:value-type="float" office:value="0.125035361760172" calcext:value-type="float">
            <text:p>1.25035E-01</text:p>
          </table:table-cell>
          <table:table-cell table:number-columns-repeated="3"/>
          <table:table-cell table:style-name="ce5" table:number-columns-repeated="2"/>
          <table:table-cell/>
          <table:table-cell office:value-type="float" office:value="2145" calcext:value-type="float">
            <text:p>2145</text:p>
          </table:table-cell>
          <table:table-cell table:formula="of:=[.L24]^(-1/2)" office:value-type="float" office:value="0.0215916758543765" calcext:value-type="float">
            <text:p>0.02159167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29x65</text:p>
          </table:table-cell>
          <table:table-cell office:value-type="float" office:value="0.0414351908207209" calcext:value-type="float">
            <text:p>4.14351908E-02</text:p>
          </table:table-cell>
          <table:table-cell office:value-type="float" office:value="0.0788524397994935" calcext:value-type="float">
            <text:p>7.88524398E-02</text:p>
          </table:table-cell>
          <table:table-cell table:formula="of:=[.C25]+[.D25]" office:value-type="float" office:value="0.120287630620214" calcext:value-type="float">
            <text:p>1.20288E-01</text:p>
          </table:table-cell>
          <table:table-cell table:formula="of:=[.C24]-[.C25]" office:value-type="float" office:value="0.0088528314455988" calcext:value-type="float">
            <text:p>8.85283145E-03</text:p>
          </table:table-cell>
          <table:table-cell table:formula="of:=[.D24]-[.D25]" office:value-type="float" office:value="-0.00410510030564129" calcext:value-type="float">
            <text:p>-4.10510031E-03</text:p>
          </table:table-cell>
          <table:table-cell table:formula="of:=[.E24]-[.E25]" office:value-type="float" office:value="0.00474773113995752" calcext:value-type="float">
            <text:p>4.74773114E-03</text:p>
          </table:table-cell>
          <table:table-cell table:number-columns-repeated="3"/>
          <table:table-cell office:value-type="float" office:value="8385" calcext:value-type="float">
            <text:p>8385</text:p>
          </table:table-cell>
          <table:table-cell table:formula="of:=[.L25]^(-1/2)" office:value-type="float" office:value="0.0109206494484927" calcext:value-type="float">
            <text:p>0.01092064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57x129</text:p>
          </table:table-cell>
          <table:table-cell office:value-type="float" office:value="0.0410409073929241" calcext:value-type="float">
            <text:p>4.10409074E-02</text:p>
          </table:table-cell>
          <table:table-cell office:value-type="float" office:value="0.0804256164533062" calcext:value-type="float">
            <text:p>8.04256165E-02</text:p>
          </table:table-cell>
          <table:table-cell table:formula="of:=[.C26]+[.D26]" office:value-type="float" office:value="0.12146652384623" calcext:value-type="float">
            <text:p>1.21467E-01</text:p>
          </table:table-cell>
          <table:table-cell table:formula="of:=[.C25]-[.C26]" office:value-type="float" office:value="0.0003942834277968" calcext:value-type="float">
            <text:p>3.94283428E-04</text:p>
          </table:table-cell>
          <table:table-cell table:formula="of:=[.D25]-[.D26]" office:value-type="float" office:value="-0.00157317665381271" calcext:value-type="float">
            <text:p>-1.57317665E-03</text:p>
          </table:table-cell>
          <table:table-cell table:formula="of:=[.E25]-[.E26]" office:value-type="float" office:value="-0.00117889322601591" calcext:value-type="float">
            <text:p>-1.17889323E-03</text:p>
          </table:table-cell>
          <table:table-cell table:formula="of:=-LOG(ABS([.F25])/ABS([.F26]))/LOG(1/2)" office:value-type="float" office:value="4.48883397477322" calcext:value-type="float">
            <text:p>4.4888</text:p>
          </table:table-cell>
          <table:table-cell table:formula="of:=-LOG(ABS([.G25])/ABS([.G26]))/LOG(1/2)" office:value-type="float" office:value="1.38373679208132" calcext:value-type="float">
            <text:p>1.3837</text:p>
          </table:table-cell>
          <table:table-cell table:formula="of:=-LOG(ABS([.H25])/ABS([.H26]))/LOG(1/2)" office:value-type="float" office:value="2.00980518132314" calcext:value-type="float">
            <text:p>2.0098</text:p>
          </table:table-cell>
          <table:table-cell office:value-type="float" office:value="33153" calcext:value-type="float">
            <text:p>33153</text:p>
          </table:table-cell>
          <table:table-cell table:formula="of:=[.L26]^(-1/2)" office:value-type="float" office:value="0.00549210185803678" calcext:value-type="float">
            <text:p>0.00549210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13x257</text:p>
          </table:table-cell>
          <table:table-cell office:value-type="float" office:value="0.0410318707861261" calcext:value-type="float">
            <text:p>4.10318708E-02</text:p>
          </table:table-cell>
          <table:table-cell office:value-type="float" office:value="0.0808240744555368" calcext:value-type="float">
            <text:p>8.08240745E-02</text:p>
          </table:table-cell>
          <table:table-cell table:formula="of:=[.C27]+[.D27]" office:value-type="float" office:value="0.121855945241663" calcext:value-type="float">
            <text:p>1.21856E-01</text:p>
          </table:table-cell>
          <table:table-cell table:formula="of:=[.C26]-[.C27]" office:value-type="float" office:value="0.00000903660679799773" calcext:value-type="float">
            <text:p>9.03660680E-06</text:p>
          </table:table-cell>
          <table:table-cell table:formula="of:=[.D26]-[.D27]" office:value-type="float" office:value="-0.000398458002230595" calcext:value-type="float">
            <text:p>-3.98458002E-04</text:p>
          </table:table-cell>
          <table:table-cell table:formula="of:=[.E26]-[.E27]" office:value-type="float" office:value="-0.000389421395432604" calcext:value-type="float">
            <text:p>-3.89421395E-04</text:p>
          </table:table-cell>
          <table:table-cell table:formula="of:=-LOG(ABS([.F26])/ABS([.F27]))/LOG(1/2)" office:value-type="float" office:value="5.44730811396436" calcext:value-type="float">
            <text:p>5.4473</text:p>
          </table:table-cell>
          <table:table-cell table:formula="of:=-LOG(ABS([.G26])/ABS([.G27]))/LOG(1/2)" office:value-type="float" office:value="1.98118110551998" calcext:value-type="float">
            <text:p>1.9812</text:p>
          </table:table-cell>
          <table:table-cell table:formula="of:=-LOG(ABS([.H26])/ABS([.H27]))/LOG(1/2)" office:value-type="float" office:value="1.5980290020416" calcext:value-type="float">
            <text:p>1.5980</text:p>
          </table:table-cell>
          <table:table-cell office:value-type="float" office:value="66177" calcext:value-type="float">
            <text:p>66177</text:p>
          </table:table-cell>
          <table:table-cell table:formula="of:=[.L27]^(-1/2)" office:value-type="float" office:value="0.00388728571411844" calcext:value-type="float">
            <text:p>0.003887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kr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18P2" style:volatile="true">
      <number:text> </number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19P2" style:volatile="true">
      <number:text> </number:text>
      <loext:fill-character> </loext:fill-character>
      <number:text>- kr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Ja</number:text>
    </number:number-style>
    <number:number-style style:name="N126P1" style:volatile="true">
      <number:text>Ja</number:text>
    </number:number-style>
    <number:number-style style:name="N126">
      <number:text>Nej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Sant</number:text>
    </number:number-style>
    <number:number-style style:name="N127P1" style:volatile="true">
      <number:text>Sant</number:text>
    </number:number-style>
    <number:number-style style:name="N127">
      <number:text>Falskt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På</number:text>
    </number:number-style>
    <number:number-style style:name="N128P1" style:volatile="true">
      <number:text>På</number:text>
    </number:number-style>
    <number:number-style style:name="N128">
      <number:text>Av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29P0"/>
    </number:currency-style>
    <number:number-style style:name="N130">
      <number:scientific-number number:decimal-places="6" number:min-integer-digits="1" number:min-exponent-digits="2"/>
    </number:number-style>
    <number:number-style style:name="N131">
      <number:scientific-number number:decimal-places="5" number:min-integer-digits="1" number:min-exponent-digits="2"/>
    </number:number-style>
    <number:number-style style:name="N132">
      <number:scientific-number number:decimal-places="8" number:min-integer-digits="1" number:min-exponent-digits="2"/>
    </number:number-style>
    <number:number-style style:name="N133">
      <number:number number:decimal-places="4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7:57:59.712786955</meta:creation-date>
    <dc:date>2016-05-13T17:58:22.163227202</dc:date>
    <meta:editing-duration>PT22S</meta:editing-duration>
    <meta:editing-cycles>1</meta:editing-cycles>
    <meta:document-statistic meta:table-count="1" meta:cell-count="227" meta:object-count="0"/>
    <meta:generator>LibreOffice/4.3.7.2$Linux_X86_64 LibreOffice_project/430$Build-2</meta:generator>
  </office:meta>
</office:document-meta>
</file>